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6b2394" draw:fill="none" fo:min-height="0.25cm"/>
    </style:style>
    <style:style style:name="gr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3cm" fo:min-width="2.2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2cm" svg:stroke-color="#666666" draw:marker-start="" draw:marker-start-width="0.23cm" draw:marker-end="Arrow" draw:marker-end-width="0.13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svg:stroke-color="#6b2394" draw:marker-start="" draw:marker-start-width="0.23cm" draw:marker-end="" draw:marker-end-width="0.33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6b2394" draw:marker-start="Arrow" draw:marker-start-width="0.18cm" draw:marker-end="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6b2394" draw:marker-start="Arrow" draw:marker-start-width="0.18cm" draw:marker-end="" draw:marker-end-width="0.33cm" draw:fill="none" draw:textarea-vertical-align="middle" fo:padding-top="0.135cm" fo:padding-bottom="0.135cm" fo:padding-left="0.26cm" fo:padding-right="0.26cm"/>
    </style:style>
    <style:style style:name="gr9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2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2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objectwithoutfill">
      <style:graphic-properties svg:stroke-width="0.02cm" svg:stroke-color="#6b2394" draw:marker-start="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gr14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2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none" svg:stroke-color="#6b2394" draw:fill="none" fo:min-height="1cm"/>
    </style:style>
    <style:style style:name="gr17" style:family="graphic" style:parent-style-name="standard">
      <style:graphic-properties svg:stroke-width="0.02cm" svg:stroke-color="#6b0094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8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31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31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2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31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31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pitch="variable" fo:font-size="10pt" style:font-size-asian="10pt" style:font-size-complex="10pt" fo:hyphenate="false"/>
    </style:style>
    <style:style style:name="P3" style:family="paragraph">
      <style:paragraph-properties fo:text-align="start"/>
      <style:text-properties fo:color="#6b0094"/>
    </style:style>
    <style:style style:name="P4" style:family="paragraph">
      <style:paragraph-properties fo:text-align="start"/>
      <style:text-properties fo:color="#6b0094" fo:font-family="'Ubuntu Light'" style:font-pitch="variable" fo:font-size="8pt" style:font-size-asian="8pt" style:font-size-complex="8pt"/>
    </style:style>
    <style:style style:name="P5" style:family="paragraph">
      <style:text-properties fo:color="#666666" fo:font-family="'Ubuntu Light'" style:font-pitch="variable" fo:font-size="8pt" style:font-size-asian="8pt" style:font-size-complex="8pt"/>
    </style:style>
    <style:style style:name="P6" style:family="paragraph">
      <style:text-properties fo:color="#666666" fo:font-family="'Ubuntu Light'" style:font-pitch="variable" fo:font-size="8pt" style:font-size-asian="9pt" style:font-size-complex="9pt"/>
    </style:style>
    <style:style style:name="P7" style:family="paragraph">
      <style:paragraph-properties fo:text-align="center"/>
      <style:text-properties fo:font-family="'Ubuntu Light'" style:font-pitch="variabl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'Ubuntu Light'" style:font-pitch="variable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language-asian="zh" style:country-asian="CN" style:font-style-asian="normal" style:font-weight-asian="normal" style:font-family-complex="'Lohit Hindi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pitch="variable" fo:font-size="10pt" style:font-size-asian="10pt" style:font-size-complex="10pt" fo:hyphenate="false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color="#666666" fo:font-family="'Ubuntu Light'" style:font-pitch="variable" fo:font-size="8pt" style:font-size-asian="8pt" style:font-size-complex="8pt"/>
    </style:style>
    <style:style style:name="P14" style:family="paragraph">
      <style:paragraph-properties fo:text-align="end"/>
      <style:text-properties fo:color="#6b0094"/>
    </style:style>
    <style:style style:name="P15" style:family="paragraph">
      <style:paragraph-properties fo:text-align="end"/>
      <style:text-properties fo:color="#6b0094" fo:font-family="'Ubuntu Light'" style:font-pitch="variable" fo:font-size="8pt" style:font-size-asian="8pt" style:font-size-complex="8pt"/>
    </style:style>
    <style:style style:name="T1" style:family="text">
      <style:text-properties fo:color="#6b0094" style:text-outline="false" style:text-line-through-style="none" style:text-position="0% 100%" fo:font-family="'Ubuntu Light'" style:font-pitch="variable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family="'Ubuntu Light'" style:font-pitch="variable" fo:font-size="8pt" style:font-size-asian="8pt" style:font-size-complex="8pt"/>
    </style:style>
    <style:style style:name="T3" style:family="text">
      <style:text-properties fo:color="#666666" fo:font-family="'Ubuntu Light'" style:font-pitch="variable" fo:font-size="8pt" style:font-size-asian="8pt" style:font-size-complex="8pt"/>
    </style:style>
    <style:style style:name="T4" style:family="text">
      <style:text-properties fo:color="#666666" fo:font-family="'Ubuntu Light'" style:font-pitch="variable" fo:font-size="8pt" style:font-size-asian="9pt" style:font-size-complex="9pt"/>
    </style:style>
    <style:style style:name="T5" style:family="text">
      <style:text-properties fo:color="#000000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2" draw:layer="layout" svg:width="2.415cm" svg:height="0.645cm" svg:x="6.6cm" svg:y="6cm">
          <draw:text-box>
            <text:p text:style-name="P1"><text:span text:style-name="T1">hlavní větev</text:span></text:p>
          </draw:text-box>
        </draw:frame>
        <draw:frame draw:style-name="gr2" draw:text-style-name="P4" draw:layer="layout" svg:width="2.318cm" svg:height="0.887cm" svg:x="5.365cm" svg:y="4.595cm">
          <draw:text-box>
            <text:p text:style-name="P3"><text:span text:style-name="T2">vytvoření I.</text:span></text:p>
            <text:p text:style-name="P3"><text:span text:style-name="T2">pracovní verze</text:span></text:p>
          </draw:text-box>
        </draw:frame>
        <draw:frame draw:style-name="gr3" draw:text-style-name="P5" draw:layer="layout" svg:width="2.978cm" svg:height="0.733cm" svg:x="5.281cm" svg:y="2.611cm">
          <draw:text-box>
            <text:p><text:span text:style-name="T3">sjednocení verzí</text:span></text:p>
          </draw:text-box>
        </draw:frame>
        <draw:frame draw:style-name="gr4" draw:text-style-name="P6" draw:layer="layout" svg:width="2.458cm" svg:height="0.569cm" svg:x="3.819cm" svg:y="3.095cm">
          <draw:text-box>
            <text:p><text:span text:style-name="T4">zahození změn</text:span></text:p>
          </draw:text-box>
        </draw:frame>
        <draw:line draw:style-name="gr5" draw:text-style-name="P7" draw:layer="layout" svg:x1="-8.322cm" svg:y1="6.483cm" svg:x2="-9.182cm" svg:y2="5.683cm">
          <text:p/>
        </draw:line>
        <draw:line draw:style-name="gr6" draw:text-style-name="P7" draw:layer="layout" svg:x1="-8.326cm" svg:y1="6.516cm" svg:x2="-7.575cm" svg:y2="5.703cm">
          <text:p/>
        </draw:line>
        <draw:line draw:style-name="gr6" draw:text-style-name="P7" draw:layer="layout" svg:x1="-8.335cm" svg:y1="7.415cm" svg:x2="-8.325cm" svg:y2="6.466cm">
          <text:p/>
        </draw:line>
        <draw:line draw:style-name="gr6" draw:text-style-name="P7" draw:layer="layout" svg:x1="-8.326cm" svg:y1="7.415cm" svg:x2="-7.575cm" svg:y2="8.146cm">
          <text:p/>
        </draw:line>
        <draw:line draw:style-name="gr7" draw:text-style-name="P7" draw:layer="layout" svg:x1="-7.297cm" svg:y1="8.943cm" svg:x2="-6.213cm" svg:y2="8.943cm">
          <text:p/>
        </draw:line>
        <draw:line draw:style-name="gr8" draw:text-style-name="P7" draw:layer="layout" svg:x1="-7.57cm" svg:y1="4.63cm" svg:x2="-7.57cm" svg:y2="9.749cm">
          <text:p/>
        </draw:line>
        <draw:g>
          <draw:custom-shape draw:style-name="gr9" draw:text-style-name="P8" draw:layer="layout" svg:width="5.588cm" svg:height="0.664cm" svg:x="-6.511cm" svg:y="8.6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5.75cm" svg:height="0.607cm" svg:x="-6.494cm" svg:y="8.641cm">
            <draw:text-box>
              <text:p text:style-name="P9"><text:span text:style-name="T5">Index.html</text:span><text:span text:style-name="T5"><text:tab/></text:span><text:span text:style-name="T5">St 15.1.2014, 18:21</text:span></text:p>
            </draw:text-box>
          </draw:frame>
        </draw:g>
        <draw:line draw:style-name="gr7" draw:text-style-name="P7" draw:layer="layout" svg:x1="-7.299cm" svg:y1="8.094cm" svg:x2="-6.215cm" svg:y2="8.094cm">
          <text:p/>
        </draw:line>
        <draw:g>
          <draw:custom-shape draw:style-name="gr11" draw:text-style-name="P8" draw:layer="layout" svg:width="5.587cm" svg:height="0.665cm" svg:x="-6.512cm" svg:y="7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10" draw:layer="layout" svg:width="5.78cm" svg:height="0.607cm" svg:x="-6.514cm" svg:y="7.792cm">
            <draw:text-box>
              <text:p text:style-name="P9"><text:span text:style-name="T5">Index.html</text:span><text:span text:style-name="T5"><text:tab/></text:span><text:span text:style-name="T5">Čt 16.1.2014, 13:52</text:span></text:p>
            </draw:text-box>
          </draw:frame>
        </draw:g>
        <draw:line draw:style-name="gr13" draw:text-style-name="P7" draw:layer="layout" svg:x1="-9.665cm" svg:y1="7.384cm" svg:x2="-8.581cm" svg:y2="7.384cm">
          <text:p/>
        </draw:line>
        <draw:g>
          <draw:custom-shape draw:style-name="gr14" draw:text-style-name="P8" draw:layer="layout" svg:width="5.589cm" svg:height="0.664cm" svg:x="-14.837cm" svg:y="7.0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0" draw:layer="layout" svg:width="5.78cm" svg:height="0.607cm" svg:x="-14.839cm" svg:y="7.083cm">
            <draw:text-box>
              <text:p text:style-name="P9"><text:span text:style-name="T5">Index.html</text:span><text:span text:style-name="T5"><text:tab/></text:span><text:span text:style-name="T5">Čt 16.1.2014, 15:53</text:span></text:p>
            </draw:text-box>
          </draw:frame>
        </draw:g>
        <draw:frame draw:style-name="gr16" draw:text-style-name="P11" draw:layer="layout" svg:width="3.154cm" svg:height="1.25cm" svg:x="-15cm" svg:y="4.702cm">
          <draw:text-box>
            <text:p text:style-name="P9"><text:span text:style-name="T1">Pracovní větev</text:span></text:p>
          </draw:text-box>
        </draw:frame>
        <draw:custom-shape draw:style-name="gr17" draw:text-style-name="P7" draw:layer="layout" svg:width="0.249cm" svg:height="0.244cm" svg:x="-7.694cm" svg:y="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249cm" svg:height="0.244cm" svg:x="-7.694cm" svg:y="8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248cm" svg:height="0.245cm" svg:x="-8.454cm" svg:y="7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-9.679cm" svg:y1="6.485cm" svg:x2="-8.595cm" svg:y2="6.485cm">
          <text:p/>
        </draw:line>
        <draw:g>
          <draw:custom-shape draw:style-name="gr18" draw:text-style-name="P8" draw:layer="layout" svg:width="5.587cm" svg:height="0.665cm" svg:x="-14.851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10" draw:layer="layout" svg:width="5.813cm" svg:height="0.607cm" svg:x="-14.853cm" svg:y="6.184cm">
            <draw:text-box>
              <text:p text:style-name="P9"><text:span text:style-name="T5">Index.html</text:span><text:span text:style-name="T5"><text:tab/></text:span><text:span text:style-name="T5">Pá 17.1.2014, 14:17</text:span></text:p>
            </draw:text-box>
          </draw:frame>
        </draw:g>
        <draw:custom-shape draw:style-name="gr17" draw:text-style-name="P7" draw:layer="layout" svg:width="0.251cm" svg:height="0.245cm" svg:x="-8.455cm" svg:y="6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-7.299cm" svg:y1="5.744cm" svg:x2="-6.215cm" svg:y2="5.744cm">
          <text:p/>
        </draw:line>
        <draw:g>
          <draw:custom-shape draw:style-name="gr20" draw:text-style-name="P8" draw:layer="layout" svg:width="5.587cm" svg:height="0.665cm" svg:x="-6.512cm" svg:y="5.4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0" draw:layer="layout" svg:width="5.813cm" svg:height="0.607cm" svg:x="-6.514cm" svg:y="5.443cm">
            <draw:text-box>
              <text:p text:style-name="P9"><text:span text:style-name="T5">Index.html</text:span><text:span text:style-name="T5"><text:tab/></text:span><text:span text:style-name="T5">Pá 17.1.2014, 14:18</text:span></text:p>
            </draw:text-box>
          </draw:frame>
        </draw:g>
        <draw:custom-shape draw:style-name="gr17" draw:text-style-name="P7" draw:layer="layout" svg:width="0.249cm" svg:height="0.243cm" svg:x="-7.694cm" svg:y="5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4.405cm" svg:height="1.25cm" svg:x="-5.191cm" svg:y="4.702cm">
          <draw:text-box>
            <text:p text:style-name="P1"><text:span text:style-name="T1">Hlavní vývojová větev</text:span></text:p>
          </draw:text-box>
        </draw:frame>
        <draw:frame draw:style-name="gr2" draw:text-style-name="P13" draw:layer="layout" svg:width="2.318cm" svg:height="0.887cm" draw:transform="rotate (0.785398163397448) translate (-9.809cm 8.951cm)">
          <draw:text-box>
            <text:p text:style-name="P12"><text:span text:style-name="T3">vytvoření</text:span></text:p>
            <text:p text:style-name="P12"><text:span text:style-name="T3">pracovní verze</text:span></text:p>
          </draw:text-box>
        </draw:frame>
        <draw:frame draw:style-name="gr3" draw:text-style-name="P5" draw:layer="layout" svg:width="2.978cm" svg:height="0.733cm" draw:transform="rotate (-0.785398163397448) translate (-9.142cm 3.746cm)">
          <draw:text-box>
            <text:p><text:span text:style-name="T3">sjednocení verzí</text:span></text:p>
          </draw:text-box>
        </draw:frame>
        <draw:frame draw:style-name="gr4" draw:text-style-name="P6" draw:layer="layout" svg:width="2.356cm" svg:height="0.569cm" draw:transform="rotate (-0.785398163397448) translate (-10.493cm 3.928cm)">
          <draw:text-box>
            <text:p><text:span text:style-name="T4">zahození změn</text:span></text:p>
          </draw:text-box>
        </draw:frame>
        <draw:line draw:style-name="gr5" draw:text-style-name="P7" draw:layer="layout" svg:x1="-8.322cm" svg:y1="-0.263cm" svg:x2="-9.182cm" svg:y2="-1.063cm">
          <text:p/>
        </draw:line>
        <draw:line draw:style-name="gr6" draw:text-style-name="P7" draw:layer="layout" svg:x1="-8.326cm" svg:y1="-0.23cm" svg:x2="-7.575cm" svg:y2="-1.043cm">
          <text:p/>
        </draw:line>
        <draw:line draw:style-name="gr6" draw:text-style-name="P7" draw:layer="layout" svg:x1="-8.335cm" svg:y1="0.669cm" svg:x2="-8.325cm" svg:y2="-0.28cm">
          <text:p/>
        </draw:line>
        <draw:line draw:style-name="gr6" draw:text-style-name="P7" draw:layer="layout" svg:x1="-8.326cm" svg:y1="0.669cm" svg:x2="-7.575cm" svg:y2="1.4cm">
          <text:p/>
        </draw:line>
        <draw:line draw:style-name="gr8" draw:text-style-name="P7" draw:layer="layout" svg:x1="-7.57cm" svg:y1="-2.516cm" svg:x2="-7.57cm" svg:y2="2.603cm">
          <text:p/>
        </draw:line>
        <draw:line draw:style-name="gr7" draw:text-style-name="P7" draw:layer="layout" svg:x1="-7.299cm" svg:y1="1.348cm" svg:x2="-6.215cm" svg:y2="1.348cm">
          <text:p/>
        </draw:line>
        <draw:g>
          <draw:custom-shape draw:style-name="gr22" draw:text-style-name="P8" draw:layer="layout" svg:width="5.587cm" svg:height="0.665cm" svg:x="-6.512cm" svg:y="1.0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10" draw:layer="layout" svg:width="5.78cm" svg:height="0.607cm" svg:x="-6.514cm" svg:y="1.046cm">
            <draw:text-box>
              <text:p text:style-name="P9"><text:span text:style-name="T5">Index.html</text:span><text:span text:style-name="T5"><text:tab/></text:span><text:span text:style-name="T5">Čt 16.1.2014, 13:52</text:span></text:p>
            </draw:text-box>
          </draw:frame>
        </draw:g>
        <draw:frame draw:style-name="gr16" draw:text-style-name="P11" draw:layer="layout" svg:width="3.154cm" svg:height="1.25cm" svg:x="-15cm" svg:y="-2.044cm">
          <draw:text-box>
            <text:p text:style-name="P9"><text:span text:style-name="T1">Pracovní větev</text:span></text:p>
          </draw:text-box>
        </draw:frame>
        <draw:custom-shape draw:style-name="gr17" draw:text-style-name="P7" draw:layer="layout" svg:width="0.249cm" svg:height="0.244cm" svg:x="-7.694cm" svg:y="1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-9.679cm" svg:y1="-0.261cm" svg:x2="-8.595cm" svg:y2="-0.261cm">
          <text:p/>
        </draw:line>
        <draw:g>
          <draw:custom-shape draw:style-name="gr24" draw:text-style-name="P8" draw:layer="layout" svg:width="5.587cm" svg:height="0.665cm" svg:x="-14.851cm" svg:y="-0.5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10" draw:layer="layout" svg:width="5.813cm" svg:height="0.607cm" svg:x="-14.853cm" svg:y="-0.562cm">
            <draw:text-box>
              <text:p text:style-name="P9"><text:span text:style-name="T5">Index.html</text:span><text:span text:style-name="T5"><text:tab/></text:span><text:span text:style-name="T5">Pá 17.1.2014, 14:17</text:span></text:p>
            </draw:text-box>
          </draw:frame>
        </draw:g>
        <draw:custom-shape draw:style-name="gr17" draw:text-style-name="P7" draw:layer="layout" svg:width="0.251cm" svg:height="0.245cm" svg:x="-8.455cm" svg:y="-0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-7.299cm" svg:y1="-1.002cm" svg:x2="-6.215cm" svg:y2="-1.002cm">
          <text:p/>
        </draw:line>
        <draw:g>
          <draw:custom-shape draw:style-name="gr26" draw:text-style-name="P8" draw:layer="layout" svg:width="5.587cm" svg:height="0.665cm" svg:x="-6.512cm" svg:y="-1.3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10" draw:layer="layout" svg:width="5.813cm" svg:height="0.607cm" svg:x="-6.514cm" svg:y="-1.303cm">
            <draw:text-box>
              <text:p text:style-name="P9"><text:span text:style-name="T5">Index.html</text:span><text:span text:style-name="T5"><text:tab/></text:span><text:span text:style-name="T5">Pá 17.1.2014, 14:18</text:span></text:p>
            </draw:text-box>
          </draw:frame>
        </draw:g>
        <draw:custom-shape draw:style-name="gr17" draw:text-style-name="P7" draw:layer="layout" svg:width="0.249cm" svg:height="0.243cm" svg:x="-7.694cm" svg:y="-1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4.405cm" svg:height="1.25cm" svg:x="-5.191cm" svg:y="-2.044cm">
          <draw:text-box>
            <text:p text:style-name="P1"><text:span text:style-name="T1">Hlavní vývojová větev</text:span></text:p>
          </draw:text-box>
        </draw:frame>
        <draw:frame draw:style-name="gr2" draw:text-style-name="P13" draw:layer="layout" svg:width="2.318cm" svg:height="0.887cm" draw:transform="rotate (0.785398163397448) translate (-9.809cm 2.205cm)">
          <draw:text-box>
            <text:p text:style-name="P12"><text:span text:style-name="T3">vytvoření</text:span></text:p>
            <text:p text:style-name="P12"><text:span text:style-name="T3">pracovní verze</text:span></text:p>
          </draw:text-box>
        </draw:frame>
        <draw:frame draw:style-name="gr3" draw:text-style-name="P5" draw:layer="layout" svg:width="2.978cm" svg:height="0.733cm" draw:transform="rotate (-0.785398163397448) translate (-9.142cm -3cm)">
          <draw:text-box>
            <text:p><text:span text:style-name="T3">sjednocení verzí</text:span></text:p>
          </draw:text-box>
        </draw:frame>
        <draw:frame draw:style-name="gr4" draw:text-style-name="P6" draw:layer="layout" svg:width="2.356cm" svg:height="0.569cm" draw:transform="rotate (-0.785398163397448) translate (-10.493cm -2.818cm)">
          <draw:text-box>
            <text:p><text:span text:style-name="T4">zahození změn</text:span></text:p>
          </draw:text-box>
        </draw:frame>
        <draw:line draw:style-name="gr6" draw:text-style-name="P7" draw:layer="layout" svg:x1="7.74cm" svg:y1="4.548cm" svg:x2="8.458cm" svg:y2="3.784cm">
          <text:p/>
        </draw:line>
        <draw:line draw:style-name="gr5" draw:text-style-name="P7" draw:layer="layout" svg:x1="6.979cm" svg:y1="3.681cm" svg:x2="6cm" svg:y2="3.4cm">
          <text:p/>
        </draw:line>
        <draw:line draw:style-name="gr6" draw:text-style-name="P7" draw:layer="layout" svg:x1="6.975cm" svg:y1="3.714cm" svg:x2="7.726cm" svg:y2="2.901cm">
          <text:p/>
        </draw:line>
        <draw:line draw:style-name="gr6" draw:text-style-name="P7" draw:layer="layout" svg:x1="6.971cm" svg:y1="4.613cm" svg:x2="6.971cm" svg:y2="3.664cm">
          <text:p/>
        </draw:line>
        <draw:line draw:style-name="gr6" draw:text-style-name="P7" draw:layer="layout" svg:x1="6.975cm" svg:y1="4.613cm" svg:x2="7.726cm" svg:y2="5.344cm">
          <text:p/>
        </draw:line>
        <draw:line draw:style-name="gr8" draw:text-style-name="P7" draw:layer="layout" svg:x1="7.731cm" svg:y1="0.928cm" svg:x2="7.731cm" svg:y2="6.047cm">
          <text:p/>
        </draw:line>
        <draw:custom-shape draw:style-name="gr17" draw:text-style-name="P7" draw:layer="layout" svg:width="0.249cm" svg:height="0.244cm" svg:x="7.607cm" svg:y="5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251cm" svg:height="0.245cm" svg:x="6.846cm" svg:y="3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249cm" svg:height="0.243cm" svg:x="7.607cm" svg:y="2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8.461cm" svg:y1="3.803cm" svg:x2="8.461cm" svg:y2="2.854cm">
          <text:p/>
        </draw:line>
        <draw:line draw:style-name="gr6" draw:text-style-name="P7" draw:layer="layout" svg:x1="7.712cm" svg:y1="2.14cm" svg:x2="8.463cm" svg:y2="2.871cm">
          <text:p/>
        </draw:line>
        <draw:custom-shape draw:style-name="gr17" draw:text-style-name="P7" draw:layer="layout" svg:width="0.249cm" svg:height="0.243cm" svg:x="7.597cm" svg:y="2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3" draw:layer="layout" svg:width="3.919cm" svg:height="0.887cm" svg:x="4.099cm" svg:y="1.594cm">
          <draw:text-box>
            <text:p text:style-name="P12"><text:span text:style-name="T3">sjednocení verzí +</text:span></text:p>
            <text:p text:style-name="P12"><text:span text:style-name="T3">řešení vzniklých konfliktů</text:span></text:p>
          </draw:text-box>
        </draw:frame>
        <draw:frame draw:style-name="gr2" draw:text-style-name="P15" draw:layer="layout" svg:width="2.318cm" svg:height="0.887cm" svg:x="7.765cm" svg:y="3.796cm">
          <draw:text-box>
            <text:p text:style-name="P14"><text:span text:style-name="T2">vytvoření II.</text:span></text:p>
            <text:p text:style-name="P14"><text:span text:style-name="T2">pracovní verz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14T21:31:44</dc:date>
    <dc:creator>Markét </dc:creator>
    <meta:editing-duration>PT7H4M56S</meta:editing-duration>
    <meta:editing-cycles>12</meta:editing-cycles>
    <meta:generator>LibreOffice/3.5$Linux_x86 LibreOffice_project/350m1$Build-2</meta:generator>
    <meta:document-statistic meta:object-count="78"/>
  </office:meta>
</office:document-meta>
</file>